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0201in" table:align="margins"/>
    </style:style>
    <style:style style:name="Table1.A" style:family="table-column">
      <style:table-column-properties style:column-width="3.3396in" style:rel-column-width="21844*"/>
    </style:style>
    <style:style style:name="Table1.B" style:family="table-column">
      <style:table-column-properties style:column-width="3.3403in" style:rel-column-width="21845*"/>
    </style:style>
    <style:style style:name="Table1.C" style:family="table-column">
      <style:table-column-properties style:column-width="3.340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5" style:family="table-row">
      <style:table-row-properties style:min-row-height="0.1125in"/>
    </style:style>
    <style:style style:name="Table2" style:family="table">
      <style:table-properties style:width="9.8042in" fo:margin-left="0in" table:align="left"/>
    </style:style>
    <style:style style:name="Table2.A" style:family="table-column">
      <style:table-column-properties style:column-width="0.5882in"/>
    </style:style>
    <style:style style:name="Table2.B" style:family="table-column">
      <style:table-column-properties style:column-width="0.5764in"/>
    </style:style>
    <style:style style:name="Table2.C" style:family="table-column">
      <style:table-column-properties style:column-width="0.5757in"/>
    </style:style>
    <style:style style:name="Table2.E" style:family="table-column">
      <style:table-column-properties style:column-width="0.575in"/>
    </style:style>
    <style:style style:name="Table2.P" style:family="table-column">
      <style:table-column-properties style:column-width="0.5778in"/>
    </style:style>
    <style:style style:name="Table2.Q" style:family="table-column">
      <style:table-column-properties style:column-width="0.57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Q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Q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8042in" fo:margin-left="0in" table:align="left"/>
    </style:style>
    <style:style style:name="Table3.A" style:family="table-column">
      <style:table-column-properties style:column-width="0.5889in"/>
    </style:style>
    <style:style style:name="Table3.B" style:family="table-column">
      <style:table-column-properties style:column-width="0.5757in"/>
    </style:style>
    <style:style style:name="Table3.D" style:family="table-column">
      <style:table-column-properties style:column-width="0.5764in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Q1" style:family="table-cell">
      <style:table-cell-properties fo:padding="0.0382in" fo:border="0.05pt solid #000000"/>
    </style:style>
    <style:style style:name="ParsingTable" style:family="table">
      <style:table-properties style:width="10.0201in" table:align="margins"/>
    </style:style>
    <style:style style:name="ParsingTable.A" style:family="table-column">
      <style:table-column-properties style:column-width="0.375in" style:rel-column-width="540*"/>
    </style:style>
    <style:style style:name="ParsingTable.B" style:family="table-column">
      <style:table-column-properties style:column-width="0.75in" style:rel-column-width="1080*"/>
    </style:style>
    <style:style style:name="ParsingTable.C" style:family="table-column">
      <style:table-column-properties style:column-width="0.4375in" style:rel-column-width="630*"/>
    </style:style>
    <style:style style:name="ParsingTable.D" style:family="table-column">
      <style:table-column-properties style:column-width="0.3458in" style:rel-column-width="498*"/>
    </style:style>
    <style:style style:name="ParsingTable.E" style:family="table-column">
      <style:table-column-properties style:column-width="0.4771in" style:rel-column-width="687*"/>
    </style:style>
    <style:style style:name="ParsingTable.K" style:family="table-column">
      <style:table-column-properties style:column-width="0.4778in" style:rel-column-width="688*"/>
    </style:style>
    <style:style style:name="ParsingTable.O" style:family="table-column">
      <style:table-column-properties style:column-width="0.5701in" style:rel-column-width="821*"/>
    </style:style>
    <style:style style:name="ParsingTable.P" style:family="table-column">
      <style:table-column-properties style:column-width="0.384in" style:rel-column-width="553*"/>
    </style:style>
    <style:style style:name="Parsing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ParsingTable.U1" style:family="table-cell">
      <style:table-cell-properties fo:padding="0.0382in" fo:border="0.05pt solid #000000"/>
    </style:style>
    <style:style style:name="ParsingTable.A2" style:family="table-cell">
      <style:table-cell-properties fo:padding="0.0382in" fo:border-left="0.05pt solid #000000" fo:border-right="none" fo:border-top="none" fo:border-bottom="0.05pt solid #000000"/>
    </style:style>
    <style:style style:name="ParsingTable.U2" style:family="table-cell">
      <style:table-cell-properties fo:padding="0.0382in" fo:border-left="0.05pt solid #000000" fo:border-right="0.05pt solid #000000" fo:border-top="none" fo:border-bottom="0.05pt solid #000000"/>
    </style:style>
    <style:style style:name="ParsingTable.17" style:family="table-row">
      <style:table-row-properties style:min-row-height="0.325in"/>
    </style:style>
    <style:style style:name="P1" style:family="paragraph" style:parent-style-name="Standard">
      <style:text-properties officeooo:rsid="001a6f22" officeooo:paragraph-rsid="001a6f22"/>
    </style:style>
    <style:style style:name="P2" style:family="paragraph" style:parent-style-name="Standard">
      <style:text-properties officeooo:paragraph-rsid="001b01ff"/>
    </style:style>
    <style:style style:name="P3" style:family="paragraph" style:parent-style-name="Standard">
      <style:text-properties officeooo:rsid="001bd49b" officeooo:paragraph-rsid="001b01ff"/>
    </style:style>
    <style:style style:name="P4" style:family="paragraph" style:parent-style-name="Standard">
      <style:text-properties officeooo:rsid="001f47a7" officeooo:paragraph-rsid="001f47a7"/>
    </style:style>
    <style:style style:name="P5" style:family="paragraph" style:parent-style-name="Standard">
      <style:text-properties officeooo:rsid="0021036d" officeooo:paragraph-rsid="0021036d"/>
    </style:style>
    <style:style style:name="P6" style:family="paragraph" style:parent-style-name="Table_20_Contents">
      <style:text-properties officeooo:rsid="00143f2c" officeooo:paragraph-rsid="00143f2c"/>
    </style:style>
    <style:style style:name="P7" style:family="paragraph" style:parent-style-name="Table_20_Contents">
      <style:text-properties officeooo:rsid="00143f2c" officeooo:paragraph-rsid="001b01ff"/>
    </style:style>
    <style:style style:name="P8" style:family="paragraph" style:parent-style-name="Table_20_Contents">
      <style:text-properties officeooo:rsid="001638dd" officeooo:paragraph-rsid="001638dd"/>
    </style:style>
    <style:style style:name="P9" style:family="paragraph" style:parent-style-name="Table_20_Contents">
      <style:text-properties officeooo:rsid="001638dd" officeooo:paragraph-rsid="0017223c"/>
    </style:style>
    <style:style style:name="P10" style:family="paragraph" style:parent-style-name="Table_20_Contents">
      <style:text-properties officeooo:rsid="0017223c" officeooo:paragraph-rsid="0017223c"/>
    </style:style>
    <style:style style:name="P11" style:family="paragraph" style:parent-style-name="Table_20_Contents">
      <style:text-properties officeooo:rsid="00190c3f" officeooo:paragraph-rsid="00190c3f"/>
    </style:style>
    <style:style style:name="P12" style:family="paragraph" style:parent-style-name="Table_20_Contents">
      <style:text-properties fo:font-size="8pt" officeooo:rsid="00190c3f" officeooo:paragraph-rsid="00190c3f" style:font-size-asian="8pt" style:font-size-complex="8pt"/>
    </style:style>
    <style:style style:name="P13" style:family="paragraph" style:parent-style-name="Table_20_Contents">
      <style:text-properties fo:font-size="8pt" officeooo:rsid="001b01ff" officeooo:paragraph-rsid="001b01ff" style:font-size-asian="8pt" style:font-size-complex="8pt"/>
    </style:style>
    <style:style style:name="P14" style:family="paragraph" style:parent-style-name="Table_20_Contents">
      <style:text-properties officeooo:rsid="001b01ff" officeooo:paragraph-rsid="001b01ff"/>
    </style:style>
    <style:style style:name="P15" style:family="paragraph" style:parent-style-name="Table_20_Contents">
      <style:text-properties officeooo:rsid="0025e1b7" officeooo:paragraph-rsid="0025e1b7"/>
    </style:style>
    <style:style style:name="P16" style:family="paragraph" style:parent-style-name="Table_20_Contents">
      <style:text-properties officeooo:rsid="002e12cc" officeooo:paragraph-rsid="002e12cc"/>
    </style:style>
    <style:style style:name="P17" style:family="paragraph" style:parent-style-name="Table_20_Contents">
      <style:text-properties officeooo:paragraph-rsid="002f1aaf"/>
    </style:style>
    <style:style style:name="P18" style:family="paragraph" style:parent-style-name="Table_20_Contents">
      <style:text-properties officeooo:rsid="00301d9a" officeooo:paragraph-rsid="00301d9a"/>
    </style:style>
    <style:style style:name="P19" style:family="paragraph" style:parent-style-name="Table_20_Contents">
      <style:text-properties officeooo:rsid="00306175" officeooo:paragraph-rsid="00306175"/>
    </style:style>
    <style:style style:name="P20" style:family="paragraph" style:parent-style-name="Table_20_Contents">
      <style:text-properties officeooo:rsid="0031cc70" officeooo:paragraph-rsid="0031cc70"/>
    </style:style>
    <style:style style:name="P21" style:family="paragraph" style:parent-style-name="Table_20_Contents">
      <style:text-properties officeooo:rsid="0032d14f" officeooo:paragraph-rsid="0032d14f"/>
    </style:style>
    <style:style style:name="P22" style:family="paragraph" style:parent-style-name="Table_20_Contents">
      <style:text-properties officeooo:paragraph-rsid="0032d14f"/>
    </style:style>
    <style:style style:name="P23" style:family="paragraph" style:parent-style-name="Table_20_Contents">
      <style:text-properties officeooo:rsid="00348fa8" officeooo:paragraph-rsid="00348fa8" style:language-asian="ja" style:country-asian="JP"/>
    </style:style>
    <style:style style:name="P24" style:family="paragraph" style:parent-style-name="Standard">
      <style:text-properties officeooo:rsid="001a6f22" officeooo:paragraph-rsid="001a6f22"/>
    </style:style>
    <style:style style:name="P25" style:family="paragraph" style:parent-style-name="Standard">
      <style:text-properties officeooo:rsid="001a6f22" officeooo:paragraph-rsid="0039a61b"/>
    </style:style>
    <style:style style:name="P26" style:family="paragraph" style:parent-style-name="Standard">
      <style:text-properties officeooo:rsid="001a6f22" officeooo:paragraph-rsid="0036ae2c"/>
    </style:style>
    <style:style style:name="P27" style:family="paragraph" style:parent-style-name="Standard">
      <style:text-properties officeooo:rsid="001f47a7" officeooo:paragraph-rsid="001a6f22"/>
    </style:style>
    <style:style style:name="P28" style:family="paragraph" style:parent-style-name="Standard">
      <style:text-properties officeooo:rsid="002985a9" officeooo:paragraph-rsid="0039a61b"/>
    </style:style>
    <style:style style:name="P29" style:family="paragraph" style:parent-style-name="Standard">
      <style:text-properties officeooo:rsid="0031c24c" officeooo:paragraph-rsid="0039a61b"/>
    </style:style>
    <style:style style:name="P30" style:family="paragraph" style:parent-style-name="Standard">
      <style:text-properties officeooo:rsid="0039a61b" officeooo:paragraph-rsid="0039a61b"/>
    </style:style>
    <style:style style:name="P31" style:family="paragraph" style:parent-style-name="Standard">
      <style:text-properties officeooo:rsid="003b7012" officeooo:paragraph-rsid="003b7012"/>
    </style:style>
    <style:style style:name="P32" style:family="paragraph" style:parent-style-name="Standard">
      <style:text-properties officeooo:rsid="003b7012" officeooo:paragraph-rsid="003c7520"/>
    </style:style>
    <style:style style:name="P33" style:family="paragraph" style:parent-style-name="Standard">
      <style:text-properties officeooo:rsid="0021036d" officeooo:paragraph-rsid="0021036d"/>
    </style:style>
    <style:style style:name="P34" style:family="paragraph" style:parent-style-name="Table_20_Contents">
      <style:text-properties officeooo:rsid="003b7012" officeooo:paragraph-rsid="003b7012"/>
    </style:style>
    <style:style style:name="P35" style:family="paragraph" style:parent-style-name="Table_20_Contents">
      <style:text-properties officeooo:rsid="003c7520" officeooo:paragraph-rsid="003c7520"/>
    </style:style>
    <style:style style:name="T1" style:family="text">
      <style:text-properties officeooo:rsid="00143f2c"/>
    </style:style>
    <style:style style:name="T2" style:family="text">
      <style:text-properties officeooo:rsid="0017223c"/>
    </style:style>
    <style:style style:name="T3" style:family="text">
      <style:text-properties officeooo:rsid="00190c3f"/>
    </style:style>
    <style:style style:name="T4" style:family="text">
      <style:text-properties officeooo:rsid="00257cf2"/>
    </style:style>
    <style:style style:name="T5" style:family="text">
      <style:text-properties officeooo:rsid="002985a9"/>
    </style:style>
    <style:style style:name="T6" style:family="text">
      <style:text-properties officeooo:rsid="002aaa7e"/>
    </style:style>
    <style:style style:name="T7" style:family="text">
      <style:text-properties officeooo:rsid="002f1aaf"/>
    </style:style>
    <style:style style:name="T8" style:family="text">
      <style:text-properties officeooo:rsid="00301d9a"/>
    </style:style>
    <style:style style:name="T9" style:family="text">
      <style:text-properties officeooo:rsid="00306175"/>
    </style:style>
    <style:style style:name="T10" style:family="text">
      <style:text-properties officeooo:rsid="0031c24c"/>
    </style:style>
    <style:style style:name="T11" style:family="text">
      <style:text-properties officeooo:rsid="0031cc70"/>
    </style:style>
    <style:style style:name="T12" style:family="text">
      <style:text-properties officeooo:rsid="0032d14f"/>
    </style:style>
    <style:style style:name="T13" style:family="text">
      <style:text-properties officeooo:rsid="003b70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Rule</text:p>
          </table:table-cell>
          <table:table-cell table:style-name="Table1.A1" office:value-type="string">
            <text:p text:style-name="P6">FIRST</text:p>
          </table:table-cell>
          <table:table-cell table:style-name="Table1.C1" office:value-type="string">
            <text:p text:style-name="P6">FOLLOW</text:p>
          </table:table-cell>
        </table:table-row>
        <table:table-row>
          <table:table-cell table:style-name="Table1.A2" office:value-type="string">
            <text:p text:style-name="P6">prog</text:p>
          </table:table-cell>
          <table:table-cell table:style-name="Table1.A2" office:value-type="string">
            <text:p text:style-name="P6">program</text:p>
          </table:table-cell>
          <table:table-cell table:style-name="Table1.C2" office:value-type="string">
            <text:p text:style-name="P6">$</text:p>
          </table:table-cell>
        </table:table-row>
        <table:table-row>
          <table:table-cell table:style-name="Table1.A2" office:value-type="string">
            <text:p text:style-name="P6">Identifier</text:p>
          </table:table-cell>
          <table:table-cell table:style-name="Table1.A2" office:value-type="string">
            <text:p text:style-name="P6">a, b, c, d </text:p>
          </table:table-cell>
          <table:table-cell table:style-name="Table1.C2" office:value-type="string">
            <text:p text:style-name="P17">,, :<text:span text:style-name="T1">, ), =, +, -, ;, *, /</text:span></text:p>
          </table:table-cell>
        </table:table-row>
        <table:table-row>
          <table:table-cell table:style-name="Table1.A2" office:value-type="string">
            <text:p text:style-name="P16">I</text:p>
          </table:table-cell>
          <table:table-cell table:style-name="Table1.A2" office:value-type="string">
            <text:p text:style-name="P6">λ, a, b, c, d, 0, 1, 2, 3, 4, 5, 6, 7, 8, 9</text:p>
          </table:table-cell>
          <table:table-cell table:style-name="Table1.C2" office:value-type="string">
            <text:p text:style-name="P17">,, :<text:span text:style-name="T1">, ), =, +, -, ;, *, /</text:span></text:p>
          </table:table-cell>
        </table:table-row>
        <table:table-row>
          <table:table-cell table:style-name="Table1.A2" office:value-type="string">
            <text:p text:style-name="P6">Dec-list</text:p>
          </table:table-cell>
          <table:table-cell table:style-name="Table1.A2" office:value-type="string">
            <text:p text:style-name="P6">a, b, c, d </text:p>
          </table:table-cell>
          <table:table-cell table:style-name="Table1.C2" office:value-type="string">
            <text:p text:style-name="P6">begin </text:p>
          </table:table-cell>
        </table:table-row>
        <table:table-row>
          <table:table-cell table:style-name="Table1.A2" office:value-type="string">
            <text:p text:style-name="P6">dec</text:p>
          </table:table-cell>
          <table:table-cell table:style-name="Table1.A2" office:value-type="string">
            <text:p text:style-name="P6">a, b, c, d </text:p>
          </table:table-cell>
          <table:table-cell table:style-name="Table1.C2" office:value-type="string">
            <text:p text:style-name="Table_20_Contents">:</text:p>
          </table:table-cell>
        </table:table-row>
        <table:table-row>
          <table:table-cell table:style-name="Table1.A2" office:value-type="string">
            <text:p text:style-name="P19">X</text:p>
          </table:table-cell>
          <table:table-cell table:style-name="Table1.A2" office:value-type="string">
            <text:p text:style-name="P19">,, λ</text:p>
          </table:table-cell>
          <table:table-cell table:style-name="Table1.C2" office:value-type="string">
            <text:p text:style-name="Table_20_Contents">: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A2" office:value-type="string">
            <text:p text:style-name="P6">integer</text:p>
          </table:table-cell>
          <table:table-cell table:style-name="Table1.C2" office:value-type="string">
            <text:p text:style-name="Table_20_Contents">;</text:p>
          </table:table-cell>
        </table:table-row>
        <table:table-row>
          <table:table-cell table:style-name="Table1.A2" office:value-type="string">
            <text:p text:style-name="P6">Stat-list</text:p>
          </table:table-cell>
          <table:table-cell table:style-name="Table1.A2" office:value-type="string">
            <text:p text:style-name="P6">write, a, b, c, d </text:p>
          </table:table-cell>
          <table:table-cell table:style-name="Table1.C2" office:value-type="string">
            <text:p text:style-name="P8">end.</text:p>
          </table:table-cell>
        </table:table-row>
        <table:table-row>
          <table:table-cell table:style-name="Table1.A2" office:value-type="string">
            <text:p text:style-name="P20">Y</text:p>
          </table:table-cell>
          <table:table-cell table:style-name="Table1.A2" office:value-type="string">
            <text:p text:style-name="P6">λ, write, a, b, c, d</text:p>
          </table:table-cell>
          <table:table-cell table:style-name="Table1.C2" office:value-type="string">
            <text:p text:style-name="P20">end.</text:p>
          </table:table-cell>
        </table:table-row>
        <table:table-row>
          <table:table-cell table:style-name="Table1.A2" office:value-type="string">
            <text:p text:style-name="P6">stat</text:p>
          </table:table-cell>
          <table:table-cell table:style-name="Table1.A2" office:value-type="string">
            <text:p text:style-name="P6">write, a, b, c, d </text:p>
          </table:table-cell>
          <table:table-cell table:style-name="Table1.C2" office:value-type="string">
            <text:p text:style-name="P9"><text:span text:style-name="T1">write, a, b, c, d</text:span>, <text:span text:style-name="T2">end.</text:span></text:p>
          </table:table-cell>
        </table:table-row>
        <table:table-row>
          <table:table-cell table:style-name="Table1.A2" office:value-type="string">
            <text:p text:style-name="P6">write</text:p>
          </table:table-cell>
          <table:table-cell table:style-name="Table1.A2" office:value-type="string">
            <text:p text:style-name="P6">write</text:p>
          </table:table-cell>
          <table:table-cell table:style-name="Table1.C2" office:value-type="string">
            <text:p text:style-name="P9"><text:span text:style-name="T1">write, a, b, c, d</text:span>, <text:span text:style-name="T2">end.</text:span></text:p>
          </table:table-cell>
        </table:table-row>
        <table:table-row>
          <table:table-cell table:style-name="Table1.A2" office:value-type="string">
            <text:p text:style-name="P6">str</text:p>
          </table:table-cell>
          <table:table-cell table:style-name="Table1.A2" office:value-type="string">
            <text:p text:style-name="Table_20_Contents">“<text:span text:style-name="T3">whatever”</text:span>, <text:span text:style-name="T1">lambda</text:span></text:p>
          </table:table-cell>
          <table:table-cell table:style-name="Table1.C2" office:value-type="string">
            <text:p text:style-name="P10">a, b, c, d </text:p>
          </table:table-cell>
        </table:table-row>
        <table:table-row>
          <table:table-cell table:style-name="Table1.A2" office:value-type="string">
            <text:p text:style-name="P6">assign</text:p>
          </table:table-cell>
          <table:table-cell table:style-name="Table1.A2" office:value-type="string">
            <text:p text:style-name="P6">a, b, c, d </text:p>
          </table:table-cell>
          <table:table-cell table:style-name="Table1.C2" office:value-type="string">
            <text:p text:style-name="P9"><text:span text:style-name="T1">write, a, b, c, d,</text:span> <text:span text:style-name="T2">end.</text:span></text:p>
          </table:table-cell>
        </table:table-row>
        <table:table-row table:style-name="Table1.15">
          <table:table-cell table:style-name="Table1.A2" office:value-type="string">
            <text:p text:style-name="P6">expr</text:p>
          </table:table-cell>
          <table:table-cell table:style-name="Table1.A2" office:value-type="string">
            <text:p text:style-name="P7">(, a, b, c, d, +, -, 0~9</text:p>
          </table:table-cell>
          <table:table-cell table:style-name="Table1.C2" office:value-type="string">
            <text:p text:style-name="Table_20_Contents">;, <text:span text:style-name="T4">)</text:span></text:p>
          </table:table-cell>
        </table:table-row>
        <table:table-row table:style-name="Table1.15">
          <table:table-cell table:style-name="Table1.A2" office:value-type="string">
            <text:p text:style-name="P20">Z</text:p>
          </table:table-cell>
          <table:table-cell table:style-name="Table1.A2" office:value-type="string">
            <text:p text:style-name="P7">+, -, λ</text:p>
          </table:table-cell>
          <table:table-cell table:style-name="Table1.C2" office:value-type="string">
            <text:p text:style-name="Table_20_Contents">;, <text:span text:style-name="T11">)</text:span></text:p>
          </table:table-cell>
        </table:table-row>
        <table:table-row>
          <table:table-cell table:style-name="Table1.A2" office:value-type="string">
            <text:p text:style-name="P6">term</text:p>
          </table:table-cell>
          <table:table-cell table:style-name="Table1.A2" office:value-type="string">
            <text:p text:style-name="P7">(, a, b, c, d , +, -, 0~9</text:p>
          </table:table-cell>
          <table:table-cell table:style-name="Table1.C2" office:value-type="string">
            <text:p text:style-name="P8">+, -, ;, <text:span text:style-name="T4">)</text:span></text:p>
          </table:table-cell>
        </table:table-row>
        <table:table-row>
          <table:table-cell table:style-name="Table1.A2" office:value-type="string">
            <text:p text:style-name="P6">term prime</text:p>
          </table:table-cell>
          <table:table-cell table:style-name="Table1.A2" office:value-type="string">
            <text:p text:style-name="P6">*, /, <text:span text:style-name="T5">lambda</text:span></text:p>
          </table:table-cell>
          <table:table-cell table:style-name="Table1.C2" office:value-type="string">
            <text:p text:style-name="P8">+, -, ;, <text:span text:style-name="T4">)</text:span></text:p>
          </table:table-cell>
        </table:table-row>
        <table:table-row>
          <table:table-cell table:style-name="Table1.A2" office:value-type="string">
            <text:p text:style-name="P6">factor</text:p>
          </table:table-cell>
          <table:table-cell table:style-name="Table1.A2" office:value-type="string">
            <text:p text:style-name="P6">(, a, b, c, d, +, -, 0~9</text:p>
          </table:table-cell>
          <table:table-cell table:style-name="Table1.C2" office:value-type="string">
            <text:p text:style-name="P8">+, -, ;, *, /, <text:span text:style-name="T4">)</text:span></text:p>
          </table:table-cell>
        </table:table-row>
        <table:table-row>
          <table:table-cell table:style-name="Table1.A2" office:value-type="string">
            <text:p text:style-name="P6">number</text:p>
          </table:table-cell>
          <table:table-cell table:style-name="Table1.A2" office:value-type="string">
            <text:p text:style-name="P6">+, -, λ, 0, 1, 2, 3, 4, 5, 6, 7, 8, 9</text:p>
          </table:table-cell>
          <table:table-cell table:style-name="Table1.C2" office:value-type="string">
            <text:p text:style-name="P8">+, -, ;, *, /, <text:span text:style-name="T4">)</text:span> </text:p>
          </table:table-cell>
        </table:table-row>
        <table:table-row>
          <table:table-cell table:style-name="Table1.A2" office:value-type="string">
            <text:p text:style-name="P16">D</text:p>
          </table:table-cell>
          <table:table-cell table:style-name="Table1.A2" office:value-type="string">
            <text:p text:style-name="P6">λ, 0, 1, 2, 3, 4, 5, 6, 7, 8, 9</text:p>
          </table:table-cell>
          <table:table-cell table:style-name="Table1.C2" office:value-type="string">
            <text:p text:style-name="P8">+, -, ;, *, /, <text:span text:style-name="T4">)</text:span> </text:p>
          </table:table-cell>
        </table:table-row>
        <table:table-row>
          <table:table-cell table:style-name="Table1.A2" office:value-type="string">
            <text:p text:style-name="P6">sign</text:p>
          </table:table-cell>
          <table:table-cell table:style-name="Table1.A2" office:value-type="string">
            <text:p text:style-name="P6">+, -, lambda</text:p>
          </table:table-cell>
          <table:table-cell table:style-name="Table1.C2" office:value-type="string">
            <text:p text:style-name="P8">0, 1, 2, 3, 4, 5, 6, 7, 8, 9</text:p>
          </table:table-cell>
        </table:table-row>
        <table:table-row>
          <table:table-cell table:style-name="Table1.A2" office:value-type="string">
            <text:p text:style-name="P6">digit</text:p>
          </table:table-cell>
          <table:table-cell table:style-name="Table1.A2" office:value-type="string">
            <text:p text:style-name="P6">0, 1, 2, 3, 4, 5, 6, 7, 8, 9</text:p>
          </table:table-cell>
          <table:table-cell table:style-name="Table1.C2" office:value-type="string">
            <text:p text:style-name="P8">0<text:span text:style-name="T7">~</text:span>9, a, b, c, d, *, /, +, -, ), ;, =, ,, :</text:p>
          </table:table-cell>
        </table:table-row>
        <table:table-row>
          <table:table-cell table:style-name="Table1.A2" office:value-type="string">
            <text:p text:style-name="P6">id</text:p>
          </table:table-cell>
          <table:table-cell table:style-name="Table1.A2" office:value-type="string">
            <text:p text:style-name="P6">a, b, c, d</text:p>
          </table:table-cell>
          <table:table-cell table:style-name="Table1.C2" office:value-type="string">
            <text:p text:style-name="P8">a, b, c, d, 0<text:span text:style-name="T7">~</text:span>9, =, ), ,, ;, *, /, :, +, -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31">4) 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C"/>
        <table:table-column table:style-name="Table2.B"/>
        <table:table-column table:style-name="Table2.C" table:number-columns-repeated="3"/>
        <table:table-column table:style-name="Table2.E" table:number-columns-repeated="2"/>
        <table:table-column table:style-name="Table2.B"/>
        <table:table-column table:style-name="Table2.C"/>
        <table:table-column table:style-name="Table2.P"/>
        <table:table-column table:style-name="Table2.Q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2">program</text:p>
          </table:table-cell>
          <table:table-cell table:style-name="Table2.A1" office:value-type="string">
            <text:p text:style-name="P12">a, b, c, d</text:p>
          </table:table-cell>
          <table:table-cell table:style-name="Table2.A1" office:value-type="string">
            <text:p text:style-name="P11">0 ~ 9</text:p>
          </table:table-cell>
          <table:table-cell table:style-name="Table2.A1" office:value-type="string">
            <text:p text:style-name="P13">integer</text:p>
          </table:table-cell>
          <table:table-cell table:style-name="Table2.A1" office:value-type="string">
            <text:p text:style-name="P11">+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P11">*</text:p>
          </table:table-cell>
          <table:table-cell table:style-name="Table2.A1" office:value-type="string">
            <text:p text:style-name="Table_20_Contents">/</text:p>
          </table:table-cell>
          <table:table-cell table:style-name="Table2.A1" office:value-type="string">
            <text:p text:style-name="P11">(</text:p>
          </table:table-cell>
          <table:table-cell table:style-name="Table2.A1" office:value-type="string">
            <text:p text:style-name="P15">)</text:p>
          </table:table-cell>
          <table:table-cell table:style-name="Table2.A1" office:value-type="string">
            <text:p text:style-name="P19">--</text:p>
          </table:table-cell>
          <table:table-cell table:style-name="Table2.A1" office:value-type="string">
            <text:p text:style-name="P15">:</text:p>
          </table:table-cell>
          <table:table-cell table:style-name="Table2.A1" office:value-type="string">
            <text:p text:style-name="P11">“</text:p>
          </table:table-cell>
          <table:table-cell table:style-name="Table2.A1" office:value-type="string">
            <text:p text:style-name="P11">write</text:p>
          </table:table-cell>
          <table:table-cell table:style-name="Table2.A1" office:value-type="string">
            <text:p text:style-name="P11">;</text:p>
          </table:table-cell>
          <table:table-cell table:style-name="Table2.Q1" office:value-type="string">
            <text:p text:style-name="P23">end.</text:p>
          </table:table-cell>
        </table:table-row>
        <table:table-row>
          <table:table-cell table:style-name="Table2.A2" office:value-type="string">
            <text:p text:style-name="P11">prog (0)</text:p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identi<text:span text:style-name="T12">fier</text:span> (1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&lt;id&gt; I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>I (2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8">&lt;id&gt; I</text:p>
          </table:table-cell>
          <table:table-cell table:style-name="Table2.A2" office:value-type="string">
            <text:p text:style-name="Table_20_Contents">&lt;digit&gt; I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λ</text:p>
          </table:table-cell>
          <table:table-cell table:style-name="Table2.A2" office:value-type="string">
            <text:p text:style-name="Table_20_Contents">λ</text:p>
          </table:table-cell>
          <table:table-cell table:style-name="Table2.A2" office:value-type="string">
            <text:p text:style-name="Table_20_Contents">λ</text:p>
          </table:table-cell>
          <table:table-cell table:style-name="Table2.A2" office:value-type="string">
            <text:p text:style-name="Table_20_Contents">λ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λ</text:p>
          </table:table-cell>
          <table:table-cell table:style-name="Table2.A2" office:value-type="string">
            <text:p text:style-name="Table_20_Contents">λ</text:p>
          </table:table-cell>
          <table:table-cell table:style-name="Table2.A2" office:value-type="string">
            <text:p text:style-name="Table_20_Contents">λ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λ</text:p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dec-list (<text:span text:style-name="T8">3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&lt;dec&gt; : &lt;type&gt; ;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dec (<text:span text:style-name="T8">4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&lt;identifier&gt; X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>X (5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, &lt;dec&gt;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2">λ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type (<text:span text:style-name="T12">6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1">intege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stat-list (<text:span text:style-name="T12">7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&lt;stat&gt; Y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&lt;stat&gt; Y</text:p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1">Y(8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&lt;stat-list&gt; 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&lt;stat-list&gt; </text:p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>λ </text:p>
          </table:table-cell>
        </table:table-row>
        <table:table-row>
          <table:table-cell table:style-name="Table2.A2" office:value-type="string">
            <text:p text:style-name="P11">stat (<text:span text:style-name="T12">9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write (<text:span text:style-name="T12">10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str (<text:span text:style-name="T12">11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11">assign (<text:span text:style-name="T8">12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expr (1<text:span text:style-name="T12">3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1">Z (14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term (1<text:span text:style-name="T12">5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term prime (1<text:span text:style-name="T12">6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e</text:p>
          </table:table-cell>
          <table:table-cell table:style-name="Table2.A2" office:value-type="string">
            <text:p text:style-name="P14">e</text:p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5">e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e</text:p>
          </table:table-cell>
          <table:table-cell table:style-name="Table2.Q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1">factor (1<text:span text:style-name="T12">7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number (1<text:span text:style-name="T12">8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>D (1<text:span text:style-name="T12">9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sign (<text:span text:style-name="T12">20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digit (<text:span text:style-name="T12">21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e</text:p>
          </table:table-cell>
          <table:table-cell table:style-name="Table2.A2" office:value-type="string">
            <text:p text:style-name="P14">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id (<text:span text:style-name="T12">22)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B"/>
        <table:table-column table:style-name="Table3.D"/>
        <table:table-column table:style-name="Table3.B"/>
        <table:table-column table:style-name="Table3.D"/>
        <table:table-column table:style-name="Table3.B" table:number-columns-repeated="6"/>
        <table:table-column table:style-name="Table3.D" table:number-columns-repeated="3"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12">program</text:p>
          </table:table-cell>
          <table:table-cell table:style-name="Table3.A1" office:value-type="string">
            <text:p text:style-name="P12">a, b, c, d</text:p>
          </table:table-cell>
          <table:table-cell table:style-name="Table3.A1" office:value-type="string">
            <text:p text:style-name="P11">0 ~ 9</text:p>
          </table:table-cell>
          <table:table-cell table:style-name="Table3.A1" office:value-type="string">
            <text:p text:style-name="P13">integer</text:p>
          </table:table-cell>
          <table:table-cell table:style-name="Table3.A1" office:value-type="string">
            <text:p text:style-name="P11">+</text:p>
          </table:table-cell>
          <table:table-cell table:style-name="Table3.A1" office:value-type="string">
            <text:p text:style-name="Table_20_Contents">-</text:p>
          </table:table-cell>
          <table:table-cell table:style-name="Table3.A1" office:value-type="string">
            <text:p text:style-name="P11">*</text:p>
          </table:table-cell>
          <table:table-cell table:style-name="Table3.A1" office:value-type="string">
            <text:p text:style-name="Table_20_Contents">/</text:p>
          </table:table-cell>
          <table:table-cell table:style-name="Table3.A1" office:value-type="string">
            <text:p text:style-name="P11">(</text:p>
          </table:table-cell>
          <table:table-cell table:style-name="Table3.A1" office:value-type="string">
            <text:p text:style-name="P15">)</text:p>
          </table:table-cell>
          <table:table-cell table:style-name="Table3.A1" office:value-type="string">
            <text:p text:style-name="P19">--</text:p>
          </table:table-cell>
          <table:table-cell table:style-name="Table3.A1" office:value-type="string">
            <text:p text:style-name="P15">:</text:p>
          </table:table-cell>
          <table:table-cell table:style-name="Table3.A1" office:value-type="string">
            <text:p text:style-name="P11">“</text:p>
          </table:table-cell>
          <table:table-cell table:style-name="Table3.A1" office:value-type="string">
            <text:p text:style-name="P11">write</text:p>
          </table:table-cell>
          <table:table-cell table:style-name="Table3.A1" office:value-type="string">
            <text:p text:style-name="P11">;</text:p>
          </table:table-cell>
          <table:table-cell table:style-name="Table3.Q1" office:value-type="string">
            <text:p text:style-name="P23">end.</text:p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"/>
      <text:p text:style-name="P25"><text:soft-page-break/></text:p>
      <text:p text:style-name="P30">2. Grammar in BNF form</text:p>
      <text:p text:style-name="P30"/>
      <text:p text:style-name="P25">&lt;prog&gt; -&gt; program &lt;identifier&gt; ; var &lt;dec-list&gt; begin &lt;stat-list&gt; end. </text:p>
      <text:p text:style-name="P28">&lt;identifier&gt; -&gt; &lt;id&gt; I</text:p>
      <text:p text:style-name="P28">I -&gt; &lt;id&gt; I</text:p>
      <text:p text:style-name="P28">I -&gt; &lt;digit&gt; I</text:p>
      <text:p text:style-name="P28">I -&gt; LAMBDA</text:p>
      <text:p text:style-name="P25">&lt;dec-list&gt; -&gt; &lt;dec&gt; : &lt;type&gt; ; </text:p>
      <text:p text:style-name="P25">&lt;dec&gt; -&gt; &lt;identifier&gt; <text:span text:style-name="T10">X</text:span></text:p>
      <text:p text:style-name="P25"><text:span text:style-name="T9">X</text:span> -&gt; , <text:span text:style-name="T10">&lt;dec&gt;</text:span></text:p>
      <text:p text:style-name="P29">X -&gt; LAMBDA</text:p>
      <text:p text:style-name="P25">&lt;type&gt; -&gt; integer </text:p>
      <text:p text:style-name="P25">&lt;stat-list&gt; -&gt; &lt;stat&gt; <text:span text:style-name="T10">Y</text:span></text:p>
      <text:p text:style-name="P29">Y -&gt; &lt;stat-list&gt; </text:p>
      <text:p text:style-name="P29">Y -&gt; LAMBDA</text:p>
      <text:p text:style-name="P25">&lt;stat&gt; -&gt; &lt;write&gt;</text:p>
      <text:p text:style-name="P25">&lt;stat&gt; -&gt; &lt;assign&gt; </text:p>
      <text:p text:style-name="P25">&lt;write&gt; -&gt; write ( &lt;str&gt; &lt;identifier&gt; ) ; </text:p>
      <text:p text:style-name="P25">&lt;str&gt; -&gt; "whatever" ,</text:p>
      <text:p text:style-name="P25">&lt;str&gt; -&gt; <text:span text:style-name="T4">LAMBDA</text:span></text:p>
      <text:p text:style-name="P25">&lt;assign&gt; -&gt; &lt;identifier&gt; = &lt;expr&gt; ; </text:p>
      <text:p text:style-name="P25">&lt;expr&gt; -<text:span text:style-name="T4">&gt; </text:span>&lt;term&gt; <text:span text:style-name="T10">Z</text:span> </text:p>
      <text:p text:style-name="P29">Z -&gt; + &lt;expr&gt;</text:p>
      <text:p text:style-name="P29">Z -&gt; - &lt;expr&gt;</text:p>
      <text:p text:style-name="P29">Z -&gt; LAMBDA</text:p>
      <text:p text:style-name="P25">&lt;term&gt; -&gt; &lt;factor&gt; &lt;termprime&gt; </text:p>
      <text:p text:style-name="P25">&lt;termprime&gt; -&gt; * &lt;factor&gt; &lt;termprime&gt; </text:p>
      <text:p text:style-name="P25">&lt;termprime&gt; -&gt; / &lt;factor&gt; &lt;termprime&gt; </text:p>
      <text:p text:style-name="P25">&lt;termprime&gt; -&gt; <text:span text:style-name="T4">LAMBDA</text:span></text:p>
      <text:p text:style-name="P25">&lt;factor&gt; -&gt; &lt;identifier&gt;</text:p>
      <text:p text:style-name="P25">&lt;factor&gt; -&gt; &lt;number&gt;</text:p>
      <text:p text:style-name="P25">&lt;factor&gt; -&gt; ( &lt;expr&gt; ) </text:p>
      <text:p text:style-name="P25">&lt;number&gt; -&gt; <text:span text:style-name="T5">&lt;sign&gt; &lt;digit&gt; D</text:span></text:p>
      <text:p text:style-name="P28">D -&gt; &lt;digit&gt; D</text:p>
      <text:p text:style-name="P28">D -&gt; LAMBDA</text:p>
      <text:p text:style-name="P25">&lt;sign&gt; -&gt; +</text:p>
      <text:p text:style-name="P25"><text:soft-page-break/>&lt;sign&gt; -&gt; -</text:p>
      <text:p text:style-name="P25">&lt;sign&gt; -&gt; <text:span text:style-name="T4">LAMBDA</text:span></text:p>
      <text:p text:style-name="P25">&lt;digit&gt; -<text:span text:style-name="T6">&gt; 0</text:span></text:p>
      <text:p text:style-name="P25">&lt;digit&gt; -<text:span text:style-name="T6">&gt; 1</text:span></text:p>
      <text:p text:style-name="P25">&lt;digit&gt; -<text:span text:style-name="T6">&gt; 2</text:span></text:p>
      <text:p text:style-name="P25">&lt;digit&gt; -<text:span text:style-name="T6">&gt; 3</text:span></text:p>
      <text:p text:style-name="P25">&lt;digit&gt; -<text:span text:style-name="T6">&gt; 4</text:span></text:p>
      <text:p text:style-name="P25">&lt;digit&gt; -<text:span text:style-name="T6">&gt; 5</text:span></text:p>
      <text:p text:style-name="P25">&lt;digit&gt; -<text:span text:style-name="T6">&gt; 6</text:span></text:p>
      <text:p text:style-name="P25">&lt;digit&gt; -<text:span text:style-name="T6">&gt; 7</text:span></text:p>
      <text:p text:style-name="P25">&lt;digit&gt; -<text:span text:style-name="T6">&gt; 8</text:span></text:p>
      <text:p text:style-name="P25">&lt;digit&gt; -<text:span text:style-name="T6">&gt; 9</text:span></text:p>
      <text:p text:style-name="P25">&lt;id&gt; -&gt; a</text:p>
      <text:p text:style-name="P25">&lt;id&gt; -&gt; <text:span text:style-name="T6">b</text:span></text:p>
      <text:p text:style-name="P25">&lt;id&gt; -&gt; <text:span text:style-name="T6">c</text:span></text:p>
      <text:p text:style-name="P25">&lt;id&gt; -&gt; <text:span text:style-name="T6">d</text:span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6"><text:soft-page-break/></text:p>
      <text:p text:style-name="P31">To make the table smaller, we convert the big parsing table to a smaller table with new grammar</text:p>
      <text:p text:style-name="P32"/>
      <text:p text:style-name="P32">Converted grammar: </text:p>
      <text:p text:style-name="P31">A -&gt; p i ; v B b C e <text:s text:c="18"/>where: <text:s text:c="5"/>A = &lt;prog&gt;</text:p>
      <text:p text:style-name="P31">B -&gt; D : t ; <text:s text:c="48"/>B = &lt;dec-list&gt;</text:p>
      <text:p text:style-name="P31">D -&gt; i X <text:s text:c="52"/>C = &lt;stat-list&gt;</text:p>
      <text:p text:style-name="P31">X -&gt; , D <text:s text:c="52"/>D = &lt;dec&gt;</text:p>
      <text:p text:style-name="P31">X -&gt; LAMBDA <text:s text:c="40"/>E = &lt;stat&gt;</text:p>
      <text:p text:style-name="P31">C -&gt; E L <text:s text:c="52"/>F = &lt;write&gt;</text:p>
      <text:p text:style-name="P31">L -&gt; C <text:s text:c="55"/>H = &lt;str&gt;</text:p>
      <text:p text:style-name="P31">L -&gt; LAMBDA <text:s text:c="41"/>I = &lt;expr&gt;</text:p>
      <text:p text:style-name="P31">E -&gt; F | G <text:s text:c="50"/>G = &lt;assign&gt; <text:s text:c="6"/></text:p>
      <text:p text:style-name="P31">F -&gt; w ( H i ) ; <text:s text:c="42"/>T = &lt;term&gt;</text:p>
      <text:p text:style-name="P31">H -&gt; s , | LAMBDA <text:s text:c="33"/>Q = &lt;factor&gt;</text:p>
      <text:p text:style-name="P31">G -&gt; i = I; <text:s text:c="49"/>N = &lt;number&gt;</text:p>
      <text:p text:style-name="P31">I -&gt; T Z <text:s text:c="53"/>S = &lt;sign&gt;</text:p>
      <text:p text:style-name="P31">Z -&gt; + I</text:p>
      <text:p text:style-name="P31">Z -&gt; - I <text:s text:c="52"/>n = &lt;digit&gt; <text:s/>, this is verified by function check_number</text:p>
      <text:p text:style-name="P31">Z -&gt; LAMBDA <text:s text:c="39"/>i = &lt;identifier&gt; , this is verified by function check_identifier <text:s text:c="2"/></text:p>
      <text:p text:style-name="P31">T -&gt; K Q <text:s text:c="49"/>p = program , reserved words are verified by function check_reserved_word</text:p>
      <text:p text:style-name="P31">Q -&gt; * K Q <text:s text:c="46"/>v = var</text:p>
      <text:p text:style-name="P31">Q -&gt; / K Q <text:s text:c="47"/>b = begin</text:p>
      <text:p text:style-name="P31">Q -&gt; LAMBDA <text:s text:c="39"/>e = end.</text:p>
      <text:p text:style-name="P31">K -&gt; i | N | ( I ) <text:s text:c="40"/>w = write</text:p>
      <text:p text:style-name="P31">N -&gt; S n <text:s text:c="50"/>s = "what ever" , this is verified by function check_string</text:p>
      <text:p text:style-name="P31">S -&gt; + | - | LAMBDA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// LL table used to parse all of the tokens</text:p>
      <text:p text:style-name="P31"/>
      <table:table table:name="ParsingTable" table:style-name="ParsingTable">
        <table:table-column table:style-name="ParsingTable.A"/>
        <table:table-column table:style-name="ParsingTable.B"/>
        <table:table-column table:style-name="ParsingTable.C"/>
        <table:table-column table:style-name="ParsingTable.D"/>
        <table:table-column table:style-name="ParsingTable.E" table:number-columns-repeated="6"/>
        <table:table-column table:style-name="ParsingTable.K"/>
        <table:table-column table:style-name="ParsingTable.E" table:number-columns-repeated="3"/>
        <table:table-column table:style-name="ParsingTable.O"/>
        <table:table-column table:style-name="ParsingTable.P"/>
        <table:table-column table:style-name="ParsingTable.E" table:number-columns-repeated="4"/>
        <table:table-column table:style-name="ParsingTable.K"/>
        <table:table-row>
          <table:table-cell table:style-name="ParsingTable.A1" office:value-type="string">
            <text:p text:style-name="Table_20_Contents"/>
          </table:table-cell>
          <table:table-cell table:style-name="ParsingTable.A1" office:value-type="string">
            <text:p text:style-name="P34"><text:s text:c="2"/>p</text:p>
          </table:table-cell>
          <table:table-cell table:style-name="ParsingTable.A1" office:value-type="string">
            <text:p text:style-name="P34"><text:s text:c="2"/>i</text:p>
          </table:table-cell>
          <table:table-cell table:style-name="ParsingTable.A1" office:value-type="string">
            <text:p text:style-name="Table_20_Contents"><text:s text:c="3"/>;</text:p>
          </table:table-cell>
          <table:table-cell table:style-name="ParsingTable.A1" office:value-type="string">
            <text:p text:style-name="Table_20_Contents"><text:s text:c="3"/><text:span text:style-name="T13">v</text:span></text:p>
          </table:table-cell>
          <table:table-cell table:style-name="ParsingTable.A1" office:value-type="string">
            <text:p text:style-name="Table_20_Contents"><text:s text:c="3"/><text:span text:style-name="T13">b</text:span></text:p>
          </table:table-cell>
          <table:table-cell table:style-name="ParsingTable.A1" office:value-type="string">
            <text:p text:style-name="Table_20_Contents"><text:s text:c="3"/><text:span text:style-name="T13">e</text:span></text:p>
          </table:table-cell>
          <table:table-cell table:style-name="ParsingTable.A1" office:value-type="string">
            <text:p text:style-name="Table_20_Contents"><text:s text:c="3"/><text:span text:style-name="T13">+</text:span></text:p>
          </table:table-cell>
          <table:table-cell table:style-name="ParsingTable.A1" office:value-type="string">
            <text:p text:style-name="Table_20_Contents"><text:s text:c="3"/>-</text:p>
          </table:table-cell>
          <table:table-cell table:style-name="ParsingTable.A1" office:value-type="string">
            <text:p text:style-name="Table_20_Contents"><text:s text:c="3"/>*</text:p>
          </table:table-cell>
          <table:table-cell table:style-name="ParsingTable.A1" office:value-type="string">
            <text:p text:style-name="Table_20_Contents"><text:s text:c="3"/>/</text:p>
          </table:table-cell>
          <table:table-cell table:style-name="ParsingTable.A1" office:value-type="string">
            <text:p text:style-name="Table_20_Contents"><text:s text:c="3"/><text:span text:style-name="T13">=</text:span></text:p>
          </table:table-cell>
          <table:table-cell table:style-name="ParsingTable.A1" office:value-type="string">
            <text:p text:style-name="Table_20_Contents"><text:s text:c="3"/><text:span text:style-name="T13">(</text:span></text:p>
          </table:table-cell>
          <table:table-cell table:style-name="ParsingTable.A1" office:value-type="string">
            <text:p text:style-name="Table_20_Contents"><text:s text:c="3"/><text:span text:style-name="T13">)</text:span></text:p>
          </table:table-cell>
          <table:table-cell table:style-name="ParsingTable.A1" office:value-type="string">
            <text:p text:style-name="Table_20_Contents"><text:s text:c="2"/><text:span text:style-name="T13">w</text:span></text:p>
          </table:table-cell>
          <table:table-cell table:style-name="ParsingTable.A1" office:value-type="string">
            <text:p text:style-name="Table_20_Contents"><text:s text:c="2"/><text:span text:style-name="T13">n</text:span></text:p>
          </table:table-cell>
          <table:table-cell table:style-name="ParsingTable.A1" office:value-type="string">
            <text:p text:style-name="Table_20_Contents"><text:s text:c="2"/><text:span text:style-name="T13">s</text:span></text:p>
          </table:table-cell>
          <table:table-cell table:style-name="ParsingTable.A1" office:value-type="string">
            <text:p text:style-name="Table_20_Contents"><text:s text:c="3"/><text:span text:style-name="T13">$</text:span></text:p>
          </table:table-cell>
          <table:table-cell table:style-name="ParsingTable.A1" office:value-type="string">
            <text:p text:style-name="Table_20_Contents"><text:s text:c="3"/>,</text:p>
          </table:table-cell>
          <table:table-cell table:style-name="ParsingTable.A1" office:value-type="string">
            <text:p text:style-name="Table_20_Contents"><text:s text:c="3"/>:</text:p>
          </table:table-cell>
          <table:table-cell table:style-name="ParsingTable.U1" office:value-type="string">
            <text:p text:style-name="Table_20_Contents"><text:s text:c="2"/><text:span text:style-name="T13">t</text:span></text:p>
          </table:table-cell>
        </table:table-row>
        <table:table-row>
          <table:table-cell table:style-name="ParsingTable.A2" office:value-type="string">
            <text:p text:style-name="P34">A</text:p>
          </table:table-cell>
          <table:table-cell table:style-name="ParsingTable.A2" office:value-type="string">
            <text:p text:style-name="P31">pi;vBbCe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U2" office:value-type="string">
            <text:p text:style-name="Table_20_Contents"/>
          </table:table-cell>
        </table:table-row>
        <table:table-row>
          <table:table-cell table:style-name="ParsingTable.A2" office:value-type="string">
            <text:p text:style-name="P34">B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1">D:t;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U2" office:value-type="string">
            <text:p text:style-name="Table_20_Contents"/>
          </table:table-cell>
        </table:table-row>
        <table:table-row>
          <table:table-cell table:style-name="ParsingTable.A2" office:value-type="string">
            <text:p text:style-name="P34">C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1">EL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1">EL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U2" office:value-type="string">
            <text:p text:style-name="Table_20_Contents"/>
          </table:table-cell>
        </table:table-row>
        <table:table-row>
          <table:table-cell table:style-name="ParsingTable.A2" office:value-type="string">
            <text:p text:style-name="P34">D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1">iX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1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U2" office:value-type="string">
            <text:p text:style-name="Table_20_Contents"/>
          </table:table-cell>
        </table:table-row>
        <table:table-row>
          <table:table-cell table:style-name="ParsingTable.A2" office:value-type="string">
            <text:p text:style-name="P34">E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1">G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1">F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U2" office:value-type="string">
            <text:p text:style-name="Table_20_Contents"/>
          </table:table-cell>
        </table:table-row>
        <table:table-row>
          <table:table-cell table:style-name="ParsingTable.A2" office:value-type="string">
            <text:p text:style-name="P34">F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1">w(Hi);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U2" office:value-type="string">
            <text:p text:style-name="Table_20_Contents"/>
          </table:table-cell>
        </table:table-row>
        <table:table-row>
          <table:table-cell table:style-name="ParsingTable.A2" office:value-type="string">
            <text:p text:style-name="P34">G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1">i=I;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1">s,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U2" office:value-type="string">
            <text:p text:style-name="Table_20_Contents"/>
          </table:table-cell>
        </table:table-row>
        <table:table-row>
          <table:table-cell table:style-name="ParsingTable.A2" office:value-type="string">
            <text:p text:style-name="P34">H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1">#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U2" office:value-type="string">
            <text:p text:style-name="Table_20_Contents"/>
          </table:table-cell>
        </table:table-row>
        <table:table-row>
          <table:table-cell table:style-name="ParsingTable.A2" office:value-type="string">
            <text:p text:style-name="P34">I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1">TZ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2">TZ</text:p>
          </table:table-cell>
          <table:table-cell table:style-name="ParsingTable.A2" office:value-type="string">
            <text:p text:style-name="P32">TZ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2">TZ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2">TZ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U2" office:value-type="string">
            <text:p text:style-name="Table_20_Contents"/>
          </table:table-cell>
        </table:table-row>
        <table:table-row>
          <table:table-cell table:style-name="ParsingTable.A2" office:value-type="string">
            <text:p text:style-name="P34">Z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2">#</text:p>
          </table:table-cell>
          <table:table-cell table:style-name="ParsingTable.A2" office:value-type="string">
            <text:p text:style-name="P32">#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2">+I</text:p>
          </table:table-cell>
          <table:table-cell table:style-name="ParsingTable.A2" office:value-type="string">
            <text:p text:style-name="P32">-I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2">#</text:p>
          </table:table-cell>
          <table:table-cell table:style-name="ParsingTable.A2" office:value-type="string">
            <text:p text:style-name="P32">#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U2" office:value-type="string">
            <text:p text:style-name="Table_20_Contents"/>
          </table:table-cell>
        </table:table-row>
        <table:table-row>
          <table:table-cell table:style-name="ParsingTable.A2" office:value-type="string">
            <text:p text:style-name="P34">T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2">KQ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2">KQ</text:p>
          </table:table-cell>
          <table:table-cell table:style-name="ParsingTable.A2" office:value-type="string">
            <text:p text:style-name="P32">KQ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2">KQ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2">KQ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U2" office:value-type="string">
            <text:p text:style-name="Table_20_Contents"/>
          </table:table-cell>
        </table:table-row>
        <table:table-row>
          <table:table-cell table:style-name="ParsingTable.A2" office:value-type="string">
            <text:p text:style-name="P34">Q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2">#</text:p>
          </table:table-cell>
          <table:table-cell table:style-name="ParsingTable.A2" office:value-type="string">
            <text:p text:style-name="P32">#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2">#</text:p>
          </table:table-cell>
          <table:table-cell table:style-name="ParsingTable.A2" office:value-type="string">
            <text:p text:style-name="P32">#</text:p>
          </table:table-cell>
          <table:table-cell table:style-name="ParsingTable.A2" office:value-type="string">
            <text:p text:style-name="P32">*KQ</text:p>
          </table:table-cell>
          <table:table-cell table:style-name="ParsingTable.A2" office:value-type="string">
            <text:p text:style-name="P32">/KQ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2">#</text:p>
          </table:table-cell>
          <table:table-cell table:style-name="ParsingTable.A2" office:value-type="string">
            <text:p text:style-name="P32">#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U2" office:value-type="string">
            <text:p text:style-name="Table_20_Contents"/>
          </table:table-cell>
        </table:table-row>
        <table:table-row>
          <table:table-cell table:style-name="ParsingTable.A2" office:value-type="string">
            <text:p text:style-name="P34">K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2">i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2">N</text:p>
          </table:table-cell>
          <table:table-cell table:style-name="ParsingTable.A2" office:value-type="string">
            <text:p text:style-name="P32">N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2">(I)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2">N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U2" office:value-type="string">
            <text:p text:style-name="Table_20_Contents"/>
          </table:table-cell>
        </table:table-row>
        <table:table-row>
          <table:table-cell table:style-name="ParsingTable.A2" office:value-type="string">
            <text:p text:style-name="P34">S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5">+</text:p>
          </table:table-cell>
          <table:table-cell table:style-name="ParsingTable.A2" office:value-type="string">
            <text:p text:style-name="Table_20_Contents">-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2">#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U2" office:value-type="string">
            <text:p text:style-name="Table_20_Contents"/>
          </table:table-cell>
        </table:table-row>
        <table:table-row>
          <table:table-cell table:style-name="ParsingTable.A2" office:value-type="string">
            <text:p text:style-name="P34">N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2">Sn</text:p>
          </table:table-cell>
          <table:table-cell table:style-name="ParsingTable.A2" office:value-type="string">
            <text:p text:style-name="P32">Sn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2">Sn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U2" office:value-type="string">
            <text:p text:style-name="Table_20_Contents"/>
          </table:table-cell>
        </table:table-row>
        <table:table-row table:style-name="ParsingTable.17">
          <table:table-cell table:style-name="ParsingTable.A2" office:value-type="string">
            <text:p text:style-name="P34">L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2">C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2">#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5">C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2"/>
          </table:table-cell>
          <table:table-cell table:style-name="ParsingTable.A2" office:value-type="string">
            <text:p text:style-name="P32"/>
          </table:table-cell>
          <table:table-cell table:style-name="ParsingTable.U2" office:value-type="string">
            <text:p text:style-name="Table_20_Contents"/>
          </table:table-cell>
        </table:table-row>
        <table:table-row table:style-name="ParsingTable.17">
          <table:table-cell table:style-name="ParsingTable.A2" office:value-type="string">
            <text:p text:style-name="P34">X</text:p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Table_20_Contents"/>
          </table:table-cell>
          <table:table-cell table:style-name="ParsingTable.A2" office:value-type="string">
            <text:p text:style-name="P32">,D</text:p>
          </table:table-cell>
          <table:table-cell table:style-name="ParsingTable.A2" office:value-type="string">
            <text:p text:style-name="P32">#</text:p>
          </table:table-cell>
          <table:table-cell table:style-name="ParsingTable.U2" office:value-type="string">
            <text:p text:style-name="Table_20_Contents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4598in" fo:margin-bottom="0.4598in" fo:margin-left="0.4598in" fo:margin-right="0.520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tsuya </meta:initial-creator>
    <meta:creation-date>2015-12-01T14:33:19.656979877</meta:creation-date>
    <dc:date>2015-12-10T04:06:30.584250430</dc:date>
    <meta:editing-duration>PT7H7M29S</meta:editing-duration>
    <meta:editing-cycles>28</meta:editing-cycles>
    <meta:generator>LibreOffice/5.0.2.2$Linux_X86_64 LibreOffice_project/00m0$Build-2</meta:generator>
    <meta:document-statistic meta:table-count="4" meta:image-count="0" meta:object-count="0" meta:page-count="7" meta:paragraph-count="351" meta:word-count="943" meta:character-count="4273" meta:non-whitespace-character-count="2637"/>
  </office:meta>
</office:document-meta>
</file>